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11-04">
            <text:p>04/1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2">
            <text:p>32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32">
            <text:p>32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80">
            <text:p>1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/01/2012</text:date>, <text:time>20:58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1-04T20:58:55</dc:date>
    <meta:editing-duration>PT00H27M28S</meta:editing-duration>
    <meta:editing-cycles>43</meta:editing-cycles>
    <meta:generator>OpenOffice.org/3.2$Unix OpenOffice.org_project/320m12$Build-9483</meta:generator>
    <dc:creator>david </dc:creator>
    <meta:document-statistic meta:table-count="5" meta:cell-count="110" meta:object-count="0"/>
  </office:meta>
</office:document-meta>
</file>